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il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0599" calcext:value-type="float">
            <text:p>3.20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349984" calcext:value-type="float">
            <text:p>14.349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445292" calcext:value-type="float">
            <text:p>15.445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046487" calcext:value-type="float">
            <text:p>17.0464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264013" calcext:value-type="float">
            <text:p>17.264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271778" calcext:value-type="float">
            <text:p>17.271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293491" calcext:value-type="float">
            <text:p>17.29349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il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86202" calcext:value-type="float">
            <text:p>1.286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7307" calcext:value-type="float">
            <text:p>0.737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8349" calcext:value-type="float">
            <text:p>0.618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5367" calcext:value-type="float">
            <text:p>0.675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0636" calcext:value-type="float">
            <text:p>0.6006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93759" calcext:value-type="float">
            <text:p>0.5937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4313" calcext:value-type="float">
            <text:p>0.604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23:31:58.674609029</meta:creation-date>
    <dc:date>2017-04-22T01:28:29.930135931</dc:date>
    <meta:editing-duration>PT1H37M33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